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" svg:font-family="'Linux Libertine O'"/>
    <style:font-face style:name="Lohit Hindi1" svg:font-family="'Lohit Hindi'"/>
    <style:font-face style:name="OpenSymbol" svg:font-family="OpenSymbol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6380" officeooo:paragraph-rsid="001c6380"/>
    </style:style>
    <style:style style:name="P2" style:family="paragraph" style:parent-style-name="Standard" style:list-style-name="L1">
      <style:text-properties officeooo:rsid="001c6380" officeooo:paragraph-rsid="001c6380"/>
    </style:style>
    <style:style style:name="P3" style:family="paragraph" style:parent-style-name="Text_20_body">
      <style:text-properties officeooo:paragraph-rsid="001d962a"/>
    </style:style>
    <style:style style:name="P4" style:family="paragraph" style:parent-style-name="Text_20_body">
      <style:text-properties officeooo:paragraph-rsid="002315f6"/>
    </style:style>
    <style:style style:name="P5" style:family="paragraph" style:parent-style-name="Text_20_body">
      <style:paragraph-properties fo:text-align="center" style:justify-single-word="false"/>
      <style:text-properties officeooo:paragraph-rsid="00235741"/>
    </style:style>
    <style:style style:name="P6" style:family="paragraph" style:parent-style-name="Text_20_body">
      <style:text-properties officeooo:paragraph-rsid="00251958"/>
    </style:style>
    <style:style style:name="P7" style:family="paragraph" style:parent-style-name="Text_20_body">
      <style:text-properties officeooo:paragraph-rsid="002ad2bd"/>
    </style:style>
    <style:style style:name="P8" style:family="paragraph" style:parent-style-name="Heading_20_1">
      <style:paragraph-properties fo:text-align="center" style:justify-single-word="false"/>
      <style:text-properties officeooo:rsid="001c6380"/>
    </style:style>
    <style:style style:name="T1" style:family="text">
      <style:text-properties officeooo:rsid="001c94db"/>
    </style:style>
    <style:style style:name="T2" style:family="text">
      <style:text-properties officeooo:rsid="001d962a"/>
    </style:style>
    <style:style style:name="T3" style:family="text">
      <style:text-properties officeooo:rsid="001f22c9"/>
    </style:style>
    <style:style style:name="T4" style:family="text">
      <style:text-properties officeooo:rsid="002074a8"/>
    </style:style>
    <style:style style:name="T5" style:family="text">
      <style:text-properties officeooo:rsid="002094d2"/>
    </style:style>
    <style:style style:name="T6" style:family="text">
      <style:text-properties officeooo:rsid="00215e4b"/>
    </style:style>
    <style:style style:name="T7" style:family="text">
      <style:text-properties officeooo:rsid="00229e24"/>
    </style:style>
    <style:style style:name="T8" style:family="text">
      <style:text-properties officeooo:rsid="002315f6"/>
    </style:style>
    <style:style style:name="T9" style:family="text">
      <style:text-properties officeooo:rsid="00235741"/>
    </style:style>
    <style:style style:name="T10" style:family="text">
      <style:text-properties officeooo:rsid="0024e5b7"/>
    </style:style>
    <style:style style:name="T11" style:family="text">
      <style:text-properties officeooo:rsid="00251958"/>
    </style:style>
    <style:style style:name="T12" style:family="text">
      <style:text-properties officeooo:rsid="00256c6f"/>
    </style:style>
    <style:style style:name="T13" style:family="text">
      <style:text-properties officeooo:rsid="00269677"/>
    </style:style>
    <style:style style:name="T14" style:family="text">
      <style:text-properties officeooo:rsid="0028a56f"/>
    </style:style>
    <style:style style:name="T15" style:family="text">
      <style:text-properties officeooo:rsid="002c7c0b"/>
    </style:style>
    <style:style style:name="T16" style:family="text">
      <style:text-properties officeooo:rsid="002d60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Struttura della relazione di stage</text:h>
      <text:p text:style-name="P5"><text:span text:style-name="T9">di Nicola Moretto (matr. 578258)</text:span></text:p>
      <text:h text:style-name="Heading_20_2" text:outline-level="2"><text:span text:style-name="T1">Capitolo 1</text:span></text:h>
      <text:p text:style-name="P3"><text:span text:style-name="T2">Il primo capitolo </text:span><text:span text:style-name="T3">illustra il </text:span><text:span text:style-name="T4">contesto </text:span><text:span text:style-name="T11">nel quale</text:span><text:span text:style-name="T4"> si è svolto lo stage, </text:span><text:span text:style-name="T5">fornendo una presentazione </text:span><text:span text:style-name="T3">dell'azienda (dimensione, </text:span><text:span text:style-name="T6">organizzazione, </text:span><text:span text:style-name="T5">settore di business, prodotti e tecnologie utilizzati) e dello stage, in particolare l'inquadramento dello stesso all'interno delle attività dell'azienda.</text:span></text:p>
      <text:h text:style-name="Heading_20_2" text:outline-level="2"><text:span text:style-name="T1">Capitolo 2</text:span></text:h>
      <text:p text:style-name="P6"><text:span text:style-name="T11">Il secondo capitolo </text:span><text:span text:style-name="T15">presenta </text:span><text:span text:style-name="T11">le strategie dell'azienda </text:span><text:span text:style-name="T12">e </text:span><text:span text:style-name="T13">gli obiettivi </text:span><text:span text:style-name="T12">del progetto all'interno del quale si inserisce l'attività di stage, </text:span><text:span text:style-name="T14">illustrandone obiettivi, requisiti, vincoli, … .</text:span></text:p>
      <text:h text:style-name="Heading_20_2" text:outline-level="2"><text:span text:style-name="T1">Capitolo 3</text:span></text:h>
      <text:p text:style-name="P7"><text:span text:style-name="T6">Il terzo capitolo descrive </text:span><text:span text:style-name="T7">l'organizzazione delle attività e </text:span><text:span text:style-name="T6">il metodo di lavoro </text:span><text:span text:style-name="T7">adottati durante lo stage, </text:span><text:span text:style-name="T8">i requisiti richiesti e gli obiettivi fissati.</text:span></text:p>
      <text:p text:style-name="P7"><text:span text:style-name="T8">Vengono </text:span><text:span text:style-name="T10">quindi</text:span><text:span text:style-name="T8"> presentate e opportunamente motivate le scelte cruciali e maggiormente rilevanti compiute durante l'attività di stage,</text:span><text:span text:style-name="T11"> </text:span><text:span text:style-name="T8">utilizzando un registro linguistico tecnico-scientifico e indicando </text:span><text:span text:style-name="T11">quali strumenti tecnici e metodologici siano stati impiegati (</text:span><text:span text:style-name="T14">strumenti di pianificazione, </text:span><text:span text:style-name="T11">diagrammi UML, norme di codifica, …).</text:span></text:p>
      <text:h text:style-name="Heading_20_2" text:outline-level="2"><text:span text:style-name="T1">Capitolo 4</text:span></text:h>
      <text:p text:style-name="P4"><text:span text:style-name="T8">Nel </text:span><text:span text:style-name="T16">quarto </text:span><text:span text:style-name="T8">capitolo si offre un'analisi critica a posteriori dell'attività di stage, valutando il raggiungimento degli obiettivi prefissati (quali sono stati raggiunti, quali no e perché), le competenze professionali acquisite e l'eventuale divario tra le competenze fornite dalla formazione universitaria e quelle effettivamente richieste nel contesto lavorativo dello stage.</text:span></text:p>
      <text:p text:style-name="P1"/>
      <text:list xml:id="list1611576207" text:style-name="L1">
        <text:list-item>
          <text:list>
            <text:list-header>
              <text:p text:style-name="P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nux Libertine O" svg:font-family="'Linux Libertine O'"/>
    <style:font-face style:name="Lohit Hindi1" svg:font-family="'Lohit Hindi'"/>
    <style:font-face style:name="OpenSymbol" svg:font-family="OpenSymbol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O" fo:font-size="11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 O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nux Libertine O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 O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size="12pt"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variant="small-caps" fo:font-size="13pt" fo:font-style="normal" fo:font-weight="600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</meta:initial-creator>
    <meta:creation-date>2012-11-06T23:09:31</meta:creation-date>
    <dc:date>2012-11-07T11:51:21</dc:date>
    <dc:creator>Nicola </dc:creator>
    <meta:editing-duration>PT2H43M59S</meta:editing-duration>
    <meta:editing-cycles>18</meta:editing-cycles>
    <meta:generator>LibreOffice/3.6$Linux_X86_64 LibreOffice_project/360m1$Build-102</meta:generator>
    <meta:document-statistic meta:table-count="0" meta:image-count="0" meta:object-count="0" meta:page-count="1" meta:paragraph-count="11" meta:word-count="195" meta:character-count="1448" meta:non-whitespace-character-count="1264"/>
  </office:meta>
</office:document-meta>
</file>